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65d" draw:textarea-horizontal-align="justify" draw:textarea-vertical-align="middle" draw:auto-grow-height="false" fo:min-height="0.576cm" fo:min-width="1.596cm"/>
    </style:style>
    <style:style style:name="gr2" style:family="graphic" style:parent-style-name="standard">
      <style:graphic-properties draw:fill-color="#00a65d" draw:textarea-horizontal-align="justify" draw:textarea-vertical-align="middle" draw:auto-grow-height="false" fo:min-height="0.64cm" fo:min-width="1.406cm"/>
    </style:style>
    <style:style style:name="gr3" style:family="graphic" style:parent-style-name="standard">
      <style:graphic-properties draw:fill-color="#00a65d" draw:textarea-horizontal-align="justify" draw:textarea-vertical-align="middle" draw:auto-grow-height="false" fo:min-height="0.957cm" fo:min-width="2.359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1.148cm" fo:min-width="2.04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957cm" fo:min-width="1.66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94cm" fo:min-width="1.469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1.846cm" fo:min-width="3.12cm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1.719cm" fo:min-width="2.676cm"/>
    </style:style>
    <style:style style:name="gr9" style:family="graphic" style:parent-style-name="standard">
      <style:graphic-properties draw:textarea-horizontal-align="justify" draw:textarea-vertical-align="middle" draw:auto-grow-height="false" fo:min-height="1.147cm" fo:min-width="2.04cm"/>
    </style:style>
    <style:style style:name="gr10" style:family="graphic" style:parent-style-name="standard">
      <style:graphic-properties draw:textarea-horizontal-align="justify" draw:textarea-vertical-align="middle" draw:auto-grow-height="false" fo:min-height="1.528cm" fo:min-width="4.199cm"/>
    </style:style>
    <style:style style:name="gr11" style:family="graphic" style:parent-style-name="standard">
      <style:graphic-properties draw:textarea-horizontal-align="justify" draw:textarea-vertical-align="middle" draw:auto-grow-height="false" fo:min-height="0.893cm" fo:min-width="2.675cm"/>
    </style:style>
    <style:style style:name="gr12" style:family="graphic" style:parent-style-name="standard">
      <style:graphic-properties draw:textarea-horizontal-align="justify" draw:textarea-vertical-align="middle" draw:auto-grow-height="false" fo:min-height="1.274cm" fo:min-width="2.929cm"/>
    </style:style>
    <style:style style:name="gr13" style:family="graphic" style:parent-style-name="standard">
      <style:graphic-properties draw:textarea-horizontal-align="justify" draw:textarea-vertical-align="middle" draw:auto-grow-height="false" fo:min-height="1.147cm" fo:min-width="4.707cm"/>
    </style:style>
    <style:style style:name="gr14" style:family="graphic" style:parent-style-name="standard">
      <style:graphic-properties draw:textarea-horizontal-align="justify" draw:textarea-vertical-align="middle" draw:auto-grow-height="false" fo:min-height="1.655cm" fo:min-width="2.929cm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2.548cm"/>
    </style:style>
    <style:style style:name="gr16" style:family="graphic" style:parent-style-name="standard">
      <style:graphic-properties draw:textarea-horizontal-align="justify" draw:textarea-vertical-align="middle" draw:auto-grow-height="false" fo:min-height="0.893cm" fo:min-width="1.913cm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stroke="none" svg:stroke-color="#000000" draw:fill="solid" draw:fill-color="#ffffff" draw:opacity="100%" fo:min-height="0.505cm"/>
    </style:style>
    <style:style style:name="gr19" style:family="graphic" style:parent-style-name="standard">
      <style:graphic-properties draw:stroke="none" svg:stroke-color="#000000" draw:fill="solid" draw:fill-color="#ffffff" fo:min-height="0.505cm"/>
    </style:style>
    <style:style style:name="gr20" style:family="graphic" style:parent-style-name="standard">
      <style:graphic-properties draw:stroke="solid" svg:stroke-color="#000000" draw:fill="none" draw:fill-color="#ffffff" fo:min-height="1.411cm"/>
    </style:style>
    <style:style style:name="gr21" style:family="graphic" style:parent-style-name="standard">
      <style:graphic-properties draw:textarea-horizontal-align="justify" draw:textarea-vertical-align="middle" draw:auto-grow-height="false" fo:min-height="1.147cm" fo:min-width="3.715cm"/>
    </style:style>
    <style:style style:name="gr22" style:family="graphic" style:parent-style-name="standard">
      <style:graphic-properties draw:textarea-horizontal-align="justify" draw:textarea-vertical-align="middle" draw:auto-grow-height="false" fo:min-height="0.92cm" fo:min-width="2.44cm"/>
    </style:style>
    <style:style style:name="gr23" style:family="graphic" style:parent-style-name="standard">
      <style:graphic-properties draw:textarea-horizontal-align="justify" draw:textarea-vertical-align="middle" draw:auto-grow-height="false" fo:min-height="0.92cm" fo:min-width="2.548cm"/>
    </style:style>
    <style:style style:name="gr24" style:family="graphic" style:parent-style-name="standard">
      <style:graphic-properties draw:textarea-horizontal-align="justify" draw:textarea-vertical-align="middle" draw:auto-grow-height="false" fo:min-height="0.92cm" fo:min-width="2.863cm"/>
    </style:style>
    <style:style style:name="P1" style:family="paragraph">
      <style:paragraph-properties fo:text-align="center"/>
    </style:style>
    <style:style style:name="P2" style:family="paragraph">
      <loext:graphic-properties draw:fill-color="#00a65d"/>
      <style:paragraph-properties fo:text-align="center"/>
      <style:text-properties fo:font-size="13pt"/>
    </style:style>
    <style:style style:name="P3" style:family="paragraph">
      <loext:graphic-properties draw:fill-color="#00a65d"/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3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="solid" draw:fill-color="#ffffff" draw:opacity="100%"/>
      <style:paragraph-properties fo:text-align="center"/>
      <style:text-properties fo:font-size="13pt"/>
    </style:style>
    <style:style style:name="P7" style:family="paragraph">
      <loext:graphic-properties draw:fill="solid" draw:fill-color="#ffffff"/>
      <style:paragraph-properties fo:text-align="center"/>
      <style:text-properties fo:font-size="13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1.651cm" svg:x="8.747cm" svg:y="2.827cm">
          <text:p text:style-name="P1"><text:span text:style-name="T1">Is any file</text:span><text:span text:style-name="T1"><text:line-break/></text:span><text:span text:style-name="T1">submitt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5" draw:id="id5" draw:layer="layout" svg:width="3.81cm" svg:height="1.778cm" svg:x="15.551cm" svg:y="4.224cm">
          <text:p text:style-name="P1"><text:span text:style-name="T1">Is this the</text:span><text:span text:style-name="T1"><text:line-break/></text:span><text:span text:style-name="T1">first grading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2" draw:id="id2" draw:layer="layout" svg:width="5.715cm" svg:height="2.413cm" svg:x="3.921cm" svg:y="4.859cm">
          <text:p text:style-name="P1"><text:span text:style-name="T2">Is the current date</text:span><text:span text:style-name="T2"><text:line-break/></text:span><text:span text:style-name="T2">after the student’s</text:span><text:span text:style-name="T2"><text:line-break/></text:span><text:span text:style-name="T2"> final deadlin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4" draw:id="id4" draw:layer="layout" svg:width="5.08cm" svg:height="2.794cm" svg:x="7.35cm" svg:y="7.399cm">
          <text:p text:style-name="P1"><text:span text:style-name="T1">Is the current</text:span></text:p>
          <text:p text:style-name="P1"><text:span text:style-name="T1"><text:s/></text:span><text:span text:style-name="T1">date after the student’s </text:span><text:span text:style-name="T1"><text:line-break/></text:span><text:span text:style-name="T1">first deadlin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2" xml:id="id11" draw:id="id11" draw:layer="layout" svg:width="4.318cm" svg:height="2.413cm" svg:x="8.493cm" svg:y="13.622cm">
          <text:p text:style-name="P1"><text:span text:style-name="T1">Can a match be </text:span><text:span text:style-name="T1"><text:line-break/></text:span><text:span text:style-name="T1">foun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2" xml:id="id12" draw:id="id12" draw:layer="layout" svg:width="3.937cm" svg:height="2.286cm" svg:x="8.493cm" svg:y="17.129cm">
          <text:p text:style-name="P1"><text:span text:style-name="T1">Is this a </text:span><text:span text:style-name="T1"><text:line-break/></text:span><text:span text:style-name="T1">regrading ru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2" xml:id="id14" draw:id="id14" draw:layer="layout" svg:width="7.239cm" svg:height="4.191cm" svg:x="10.652cm" svg:y="18.78cm">
          <text:p text:style-name="P1"><text:span text:style-name="T1">Conditions:</text:span><text:span text:style-name="T1"><text:line-break/></text:span><text:span text:style-name="T1">old score &lt; 80% &amp;&amp;</text:span><text:span text:style-name="T1"><text:line-break/></text:span><text:span text:style-name="T1">not currently marked as late &amp;&amp;</text:span><text:span text:style-name="T1"><text:line-break/></text:span><text:span text:style-name="T1">submitted between first and</text:span><text:span text:style-name="T1"><text:line-break/></text:span><text:span text:style-name="T1">final deadline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2" xml:id="id15" draw:id="id15" draw:layer="layout" svg:width="6.35cm" svg:height="3.937cm" svg:x="3.286cm" svg:y="20.353cm">
          <text:p text:style-name="P1"><text:span text:style-name="T1">Conditions:</text:span><text:span text:style-name="T1"><text:line-break/></text:span><text:span text:style-name="T1">No score exists &amp;&amp;</text:span><text:span text:style-name="T1"><text:line-break/></text:span><text:span text:style-name="T1">submitted before the first</text:span><text:span text:style-name="T1"><text:line-break/></text:span><text:span text:style-name="T1">deadlin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4" xml:id="id6" draw:id="id6" draw:layer="layout" svg:width="2.54cm" svg:height="1.397cm" svg:x="13.319cm" svg:y="6.51cm">
          <text:p text:style-name="P1"><text:span text:style-name="T1">Mark for</text:span><text:span text:style-name="T1"><text:line-break/></text:span><text:span text:style-name="T1">grading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4" xml:id="id3" draw:id="id3" draw:layer="layout" svg:width="4.699cm" svg:height="1.778cm" svg:x="1.254cm" svg:y="8.288cm">
          <text:p text:style-name="P1"><text:span text:style-name="T1">Give final grade notice</text:span><text:span text:style-name="T1"><text:line-break/></text:span><text:span text:style-name="T1">for no submissi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4" xml:id="id10" draw:id="id10" draw:layer="layout" svg:width="3.175cm" svg:height="1.143cm" svg:x="2.016cm" svg:y="13.065cm">
          <text:p text:style-name="P1"><text:span text:style-name="T1">Flip feedback</text:span><text:span text:style-name="T1"><text:line-break/></text:span><text:span text:style-name="T1"> flag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xml:id="id9" draw:id="id9" draw:layer="layout" svg:width="3.429cm" svg:height="1.524cm" svg:x="5.064cm" svg:y="10.398cm">
          <text:p text:style-name="P1"><text:span text:style-name="T1">Give notice of</text:span><text:span text:style-name="T1"><text:line-break/></text:span><text:span text:style-name="T1">no-submissi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4" xml:id="id7" draw:id="id7" draw:layer="layout" svg:width="5.207cm" svg:height="1.397cm" svg:x="15.097cm" svg:y="10.193cm">
          <text:p text:style-name="P1"><text:span text:style-name="T1">Look for a match in the</text:span><text:span text:style-name="T1"><text:line-break/></text:span><text:span text:style-name="T1">previously graded tabl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4" xml:id="id17" draw:id="id17" draw:layer="layout" svg:width="3.429cm" svg:height="1.905cm" svg:x="8.366cm" svg:y="24.544cm">
          <text:p text:style-name="P1"><text:span text:style-name="T1">Copy old score, </text:span><text:span text:style-name="T1"><text:line-break/></text:span><text:span text:style-name="T1">feedback,</text:span><text:span text:style-name="T1"><text:line-break/></text:span><text:span text:style-name="T1">and late statu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4" xml:id="id19" draw:id="id19" draw:layer="layout" svg:width="3.048cm" svg:height="1.016cm" svg:x="17.129cm" svg:y="24.068cm">
          <text:p text:style-name="P1"><text:span text:style-name="T1">Mark as lat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5" xml:id="id8" draw:id="id8" draw:layer="layout" svg:width="2.413cm" svg:height="1.143cm" svg:x="12.049cm" svg:y="10.447cm">
          <text:p text:style-name="P1"><text:span text:style-name="T2">Skip this </text:span><text:span text:style-name="T2"><text:line-break/></text:span><text:span text:style-name="T2">studen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xml:id="id18" draw:id="id18" draw:layer="layout" svg:width="2.54cm" svg:height="1.397cm" svg:x="17.383cm" svg:y="22.282cm">
          <text:p text:style-name="P1"><text:span text:style-name="T1">Mark for</text:span><text:span text:style-name="T1"><text:line-break/></text:span><text:span text:style-name="T1">grading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xml:id="id13" draw:id="id13" draw:layer="layout" svg:width="2.54cm" svg:height="1.397cm" svg:x="1.889cm" svg:y="16.113cm">
          <text:p text:style-name="P1"><text:span text:style-name="T1">Mark for</text:span><text:span text:style-name="T1"><text:line-break/></text:span><text:span text:style-name="T1">grading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xml:id="id16" draw:id="id16" draw:layer="layout" svg:width="2.54cm" svg:height="1.397cm" svg:x="1.254cm" svg:y="23.736cm">
          <text:p text:style-name="P1"><text:span text:style-name="T1">Mark for</text:span><text:span text:style-name="T1"><text:line-break/></text:span><text:span text:style-name="T1">grading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1" draw:layer="layout" svg:x1="8.747cm" svg:y1="3.653cm" svg:x2="6.778cm" svg:y2="4.859cm" draw:start-shape="id1" draw:start-glue-point="5" draw:end-shape="id2" draw:end-glue-point="4" svg:d="M8747 3653h-1969v1206" svg:viewBox="0 0 1970 1207">
          <text:p/>
        </draw:connector>
        <draw:connector draw:style-name="gr17" draw:text-style-name="P1" draw:layer="layout" svg:x1="3.921cm" svg:y1="6.066cm" svg:x2="3.604cm" svg:y2="8.288cm" draw:start-shape="id2" draw:start-glue-point="5" draw:end-shape="id3" draw:end-glue-point="4" svg:d="M3921 6066h-502v1714h185v508" svg:viewBox="0 0 503 2223">
          <text:p/>
        </draw:connector>
        <draw:connector draw:style-name="gr17" draw:text-style-name="P1" draw:layer="layout" svg:x1="9.636cm" svg:y1="6.066cm" svg:x2="9.89cm" svg:y2="7.399cm" draw:start-shape="id2" draw:start-glue-point="7" draw:end-shape="id4" draw:end-glue-point="4" svg:d="M9636 6066h254v1333" svg:viewBox="0 0 255 1334">
          <text:p/>
        </draw:connector>
        <draw:connector draw:style-name="gr17" draw:text-style-name="P1" draw:layer="layout" svg:x1="12.938cm" svg:y1="3.653cm" svg:x2="17.456cm" svg:y2="4.224cm" draw:start-shape="id1" draw:start-glue-point="7" draw:end-shape="id5" draw:end-glue-point="4" svg:d="M12938 3653h4518v571" svg:viewBox="0 0 4519 572">
          <text:p/>
        </draw:connector>
        <draw:connector draw:style-name="gr17" draw:text-style-name="P1" draw:layer="layout" svg:x1="15.551cm" svg:y1="5.113cm" svg:x2="14.589cm" svg:y2="6.51cm" draw:start-shape="id5" draw:start-glue-point="5" draw:end-shape="id6" draw:end-glue-point="4" svg:d="M15551 5113h-962v1397" svg:viewBox="0 0 963 1398">
          <text:p/>
        </draw:connector>
        <draw:connector draw:style-name="gr17" draw:text-style-name="P1" draw:layer="layout" svg:x1="19.361cm" svg:y1="5.113cm" svg:x2="17.701cm" svg:y2="10.193cm" draw:start-shape="id5" draw:start-glue-point="7" draw:end-shape="id7" draw:end-glue-point="4" svg:d="M19361 5113h502v2985h-2162v2095" svg:viewBox="0 0 2163 5081">
          <text:p/>
        </draw:connector>
        <draw:connector draw:style-name="gr17" draw:text-style-name="P1" draw:layer="layout" svg:x1="12.43cm" svg:y1="8.796cm" svg:x2="13.256cm" svg:y2="10.447cm" draw:start-shape="id4" draw:start-glue-point="7" draw:end-shape="id8" draw:end-glue-point="4" svg:d="M12430 8796h826v1651" svg:viewBox="0 0 827 1652">
          <text:p/>
        </draw:connector>
        <draw:connector draw:style-name="gr17" draw:text-style-name="P1" draw:layer="layout" svg:x1="7.35cm" svg:y1="8.796cm" svg:x2="6.779cm" svg:y2="10.398cm" draw:start-shape="id4" draw:start-glue-point="5" draw:end-shape="id9" draw:end-glue-point="4" svg:d="M7350 8796h-571v1602" svg:viewBox="0 0 572 1603">
          <text:p/>
        </draw:connector>
        <draw:connector draw:style-name="gr17" draw:text-style-name="P1" draw:layer="layout" svg:x1="3.604cm" svg:y1="10.066cm" svg:x2="3.604cm" svg:y2="13.065cm" draw:start-shape="id3" draw:start-glue-point="6" draw:end-shape="id10" draw:end-glue-point="4" svg:d="M3604 10066v2999" svg:viewBox="0 0 1 3000">
          <text:p/>
        </draw:connector>
        <draw:connector draw:style-name="gr17" draw:text-style-name="P1" draw:layer="layout" svg:x1="6.779cm" svg:y1="11.922cm" svg:x2="3.604cm" svg:y2="13.065cm" draw:start-shape="id9" draw:start-glue-point="6" draw:end-shape="id10" draw:end-glue-point="4" svg:d="M6779 11922v572h-3175v571" svg:viewBox="0 0 3176 1144">
          <text:p/>
        </draw:connector>
        <draw:connector draw:style-name="gr17" draw:text-style-name="P1" draw:layer="layout" svg:x1="17.701cm" svg:y1="11.59cm" svg:x2="10.652cm" svg:y2="13.622cm" draw:start-shape="id7" draw:start-glue-point="6" draw:end-shape="id11" draw:end-glue-point="4" svg:d="M17701 11590v1016h-7049v1016" svg:viewBox="0 0 7050 2033">
          <text:p/>
        </draw:connector>
        <draw:connector draw:style-name="gr17" draw:text-style-name="P1" draw:layer="layout" svg:x1="12.811cm" svg:y1="14.829cm" svg:x2="10.462cm" svg:y2="17.129cm" draw:start-shape="id11" draw:start-glue-point="7" draw:end-shape="id12" draw:end-glue-point="4" svg:d="M12811 14829h502v1753h-2851v547" svg:viewBox="0 0 2852 2301">
          <text:p/>
        </draw:connector>
        <draw:connector draw:style-name="gr17" draw:text-style-name="P1" draw:layer="layout" svg:x1="8.493cm" svg:y1="14.829cm" svg:x2="3.159cm" svg:y2="16.113cm" draw:start-shape="id11" draw:start-glue-point="5" draw:end-shape="id13" draw:end-glue-point="4" svg:d="M8493 14829h-5334v1284" svg:viewBox="0 0 5335 1285">
          <text:p/>
        </draw:connector>
        <draw:connector draw:style-name="gr17" draw:text-style-name="P1" draw:layer="layout" svg:x1="12.43cm" svg:y1="18.272cm" svg:x2="14.272cm" svg:y2="18.78cm" draw:start-shape="id12" draw:start-glue-point="7" draw:end-shape="id14" draw:end-glue-point="4" svg:d="M12430 18272h1842v508" svg:viewBox="0 0 1843 509">
          <text:p/>
        </draw:connector>
        <draw:connector draw:style-name="gr17" draw:text-style-name="P1" draw:layer="layout" svg:x1="8.493cm" svg:y1="18.272cm" svg:x2="6.461cm" svg:y2="20.353cm" draw:start-shape="id12" draw:start-glue-point="5" draw:end-shape="id15" draw:end-glue-point="4" svg:d="M8493 18272h-2032v2081" svg:viewBox="0 0 2033 2082">
          <text:p/>
        </draw:connector>
        <draw:connector draw:style-name="gr17" draw:text-style-name="P1" draw:layer="layout" svg:x1="3.286cm" svg:y1="22.322cm" svg:x2="2.524cm" svg:y2="23.736cm" draw:start-shape="id15" draw:start-glue-point="5" draw:end-shape="id16" draw:end-glue-point="4" svg:d="M3286 22322h-762v1414" svg:viewBox="0 0 763 1415">
          <text:p/>
        </draw:connector>
        <draw:connector draw:style-name="gr17" draw:text-style-name="P1" draw:layer="layout" svg:x1="9.636cm" svg:y1="22.322cm" svg:x2="10.081cm" svg:y2="24.544cm" draw:start-shape="id15" draw:start-glue-point="7" draw:end-shape="id17" draw:end-glue-point="4" svg:d="M9636 22322h445v2222" svg:viewBox="0 0 446 2223">
          <text:p/>
        </draw:connector>
        <draw:connector draw:style-name="gr17" draw:text-style-name="P1" draw:layer="layout" svg:x1="10.652cm" svg:y1="20.876cm" svg:x2="10.081cm" svg:y2="24.544cm" draw:start-shape="id14" draw:start-glue-point="5" draw:end-shape="id17" draw:end-glue-point="4" svg:d="M10652 20876h-571v3668" svg:viewBox="0 0 572 3669">
          <text:p/>
        </draw:connector>
        <draw:connector draw:style-name="gr17" draw:text-style-name="P1" draw:layer="layout" svg:x1="17.891cm" svg:y1="20.876cm" svg:x2="18.653cm" svg:y2="22.282cm" draw:start-shape="id14" draw:start-glue-point="7" draw:end-shape="id18" draw:end-glue-point="4" svg:d="M17891 20876h762v1406" svg:viewBox="0 0 763 1407">
          <text:p/>
        </draw:connector>
        <draw:connector draw:style-name="gr17" draw:text-style-name="P1" draw:layer="layout" svg:x1="18.653cm" svg:y1="23.679cm" svg:x2="18.653cm" svg:y2="24.068cm" draw:start-shape="id18" draw:start-glue-point="6" draw:end-shape="id19" draw:end-glue-point="4" svg:d="M18653 23679v389" svg:viewBox="0 0 1 390">
          <text:p/>
        </draw:connector>
        <draw:frame draw:style-name="gr18" draw:text-style-name="P6" draw:layer="layout" svg:width="1.651cm" svg:height="0.755cm" svg:x="14.081cm" svg:y="3.208cm">
          <draw:text-box>
            <text:p text:style-name="P1"><text:span text:style-name="T1">Yes</text:span></text:p>
          </draw:text-box>
        </draw:frame>
        <draw:frame draw:style-name="gr19" draw:text-style-name="P7" draw:layer="layout" svg:width="1.397cm" svg:height="0.755cm" svg:x="6.207cm" svg:y="3.462cm">
          <draw:text-box>
            <text:p text:style-name="P1"><text:span text:style-name="T1">No</text:span></text:p>
          </draw:text-box>
        </draw:frame>
        <draw:frame draw:style-name="gr18" draw:text-style-name="P6" draw:layer="layout" svg:width="1.651cm" svg:height="0.755cm" svg:x="13.782cm" svg:y="5.409cm">
          <draw:text-box>
            <text:p text:style-name="P1"><text:span text:style-name="T1">Yes</text:span></text:p>
          </draw:text-box>
        </draw:frame>
        <draw:frame draw:style-name="gr18" draw:text-style-name="P6" draw:layer="layout" svg:width="1.651cm" svg:height="0.755cm" svg:x="2.683cm" svg:y="6.71cm">
          <draw:text-box>
            <text:p text:style-name="P1"><text:span text:style-name="T1">Yes</text:span></text:p>
          </draw:text-box>
        </draw:frame>
        <draw:frame draw:style-name="gr18" draw:text-style-name="P6" draw:layer="layout" svg:width="1.651cm" svg:height="0.755cm" svg:x="6.053cm" svg:y="9.128cm">
          <draw:text-box>
            <text:p text:style-name="P1"><text:span text:style-name="T1">Yes</text:span></text:p>
          </draw:text-box>
        </draw:frame>
        <draw:frame draw:style-name="gr18" draw:text-style-name="P6" draw:layer="layout" svg:width="1.651cm" svg:height="0.755cm" svg:x="12.484cm" svg:y="15.351cm">
          <draw:text-box>
            <text:p text:style-name="P1"><text:span text:style-name="T1">Yes</text:span></text:p>
          </draw:text-box>
        </draw:frame>
        <draw:frame draw:style-name="gr18" draw:text-style-name="P6" draw:layer="layout" svg:width="1.651cm" svg:height="0.755cm" svg:x="13.319cm" svg:y="17.771cm">
          <draw:text-box>
            <text:p text:style-name="P1"><text:span text:style-name="T1">Yes</text:span></text:p>
          </draw:text-box>
        </draw:frame>
        <draw:frame draw:style-name="gr18" draw:text-style-name="P6" draw:layer="layout" svg:width="1.651cm" svg:height="0.755cm" svg:x="17.791cm" svg:y="21.193cm">
          <draw:text-box>
            <text:p text:style-name="P1"><text:span text:style-name="T1">Yes</text:span></text:p>
          </draw:text-box>
        </draw:frame>
        <draw:frame draw:style-name="gr18" draw:text-style-name="P6" draw:layer="layout" svg:width="1.651cm" svg:height="0.755cm" svg:x="1.688cm" svg:y="22.615cm">
          <draw:text-box>
            <text:p text:style-name="P1"><text:span text:style-name="T1">Yes</text:span></text:p>
          </draw:text-box>
        </draw:frame>
        <draw:frame draw:style-name="gr19" draw:text-style-name="P7" draw:layer="layout" svg:width="1.397cm" svg:height="0.755cm" svg:x="9.208cm" svg:y="6.363cm">
          <draw:text-box>
            <text:p text:style-name="P1"><text:span text:style-name="T1">No</text:span></text:p>
          </draw:text-box>
        </draw:frame>
        <draw:frame draw:style-name="gr19" draw:text-style-name="P7" draw:layer="layout" svg:width="1.397cm" svg:height="0.755cm" svg:x="19.109cm" svg:y="6.364cm">
          <draw:text-box>
            <text:p text:style-name="P1"><text:span text:style-name="T1">No</text:span></text:p>
          </draw:text-box>
        </draw:frame>
        <draw:frame draw:style-name="gr19" draw:text-style-name="P7" draw:layer="layout" svg:width="1.397cm" svg:height="0.755cm" svg:x="12.51cm" svg:y="9.065cm">
          <draw:text-box>
            <text:p text:style-name="P1"><text:span text:style-name="T1">No</text:span></text:p>
          </draw:text-box>
        </draw:frame>
        <draw:frame draw:style-name="gr19" draw:text-style-name="P7" draw:layer="layout" svg:width="1.397cm" svg:height="0.755cm" svg:x="6.111cm" svg:y="14.466cm">
          <draw:text-box>
            <text:p text:style-name="P1"><text:span text:style-name="T1">No</text:span></text:p>
          </draw:text-box>
        </draw:frame>
        <draw:frame draw:style-name="gr19" draw:text-style-name="P7" draw:layer="layout" svg:width="1.397cm" svg:height="0.755cm" svg:x="5.699cm" svg:y="19.288cm">
          <draw:text-box>
            <text:p text:style-name="P1"><text:span text:style-name="T1">No</text:span></text:p>
          </draw:text-box>
        </draw:frame>
        <draw:frame draw:style-name="gr19" draw:text-style-name="P7" draw:layer="layout" svg:width="1.397cm" svg:height="0.755cm" svg:x="9.413cm" svg:y="23.168cm">
          <draw:text-box>
            <text:p text:style-name="P1"><text:span text:style-name="T1">No</text:span></text:p>
          </draw:text-box>
        </draw:frame>
        <draw:frame draw:style-name="gr20" draw:text-style-name="P8" draw:layer="layout" svg:width="4.445cm" svg:height="1.661cm" svg:x="1cm" svg:y="1cm">
          <draw:text-box>
            <text:p><text:span text:style-name="T3">ME 273 Autograder</text:span><text:span text:style-name="T3"><text:line-break/></text:span><text:span text:style-name="T4">lab_part_grader.m</text:span></text:p>
            <text:p><text:span text:style-name="T5">Grading logic tree</text:span></text:p>
          </draw:text-box>
        </draw:frame>
        <draw:custom-shape draw:style-name="gr21" draw:text-style-name="P5" xml:id="id20" draw:id="id20" draw:layer="layout" svg:width="4.215cm" svg:height="1.397cm" svg:x="8.733cm" svg:y="0.968cm">
          <text:p text:style-name="P1"><text:span text:style-name="T2">For each student: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1" draw:layer="layout" svg:x1="10.841cm" svg:y1="2.365cm" svg:x2="10.843cm" svg:y2="2.827cm" draw:start-shape="id20" draw:start-glue-point="6" draw:end-shape="id1" draw:end-glue-point="4" svg:d="M10841 2365v231h2v231" svg:viewBox="0 0 3 463">
          <text:p/>
        </draw:connector>
        <draw:custom-shape draw:style-name="gr22" draw:text-style-name="P4" xml:id="id23" draw:id="id23" draw:layer="layout" svg:width="2.94cm" svg:height="1.17cm" svg:x="1.689cm" svg:y="18.118cm">
          <text:p text:style-name="P1"><text:span text:style-name="T1">Flip feedback</text:span><text:span text:style-name="T1"><text:line-break/></text:span><text:span text:style-name="T1">flag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4" xml:id="id21" draw:id="id21" draw:layer="layout" svg:width="3.048cm" svg:height="1.17cm" svg:x="0.99cm" svg:y="25.719cm">
          <text:p text:style-name="P1"><text:span text:style-name="T1">Flip feedback</text:span><text:span text:style-name="T1"><text:line-break/></text:span><text:span text:style-name="T1">flag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1" draw:layer="layout" svg:x1="2.524cm" svg:y1="25.133cm" svg:x2="2.514cm" svg:y2="25.719cm" draw:start-shape="id16" draw:start-glue-point="6" draw:end-shape="id21" draw:end-glue-point="4" svg:d="M2524 25133v293h-10v293" svg:viewBox="0 0 11 587">
          <text:p/>
        </draw:connector>
        <draw:custom-shape draw:style-name="gr24" draw:text-style-name="P4" xml:id="id22" draw:id="id22" draw:layer="layout" svg:width="3.363cm" svg:height="1.17cm" svg:x="16.975cm" svg:y="25.619cm">
          <text:p text:style-name="P1"><text:span text:style-name="T1">Flip feedback</text:span><text:span text:style-name="T1"><text:line-break/></text:span><text:span text:style-name="T1">flag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1" draw:layer="layout" svg:x1="18.653cm" svg:y1="25.084cm" svg:x2="18.657cm" svg:y2="25.619cm" draw:start-shape="id19" draw:start-glue-point="6" draw:end-shape="id22" draw:end-glue-point="4" svg:d="M18653 25084v268h4v267" svg:viewBox="0 0 5 536">
          <text:p/>
        </draw:connector>
        <draw:connector draw:style-name="gr17" draw:text-style-name="P1" draw:layer="layout" svg:x1="3.159cm" svg:y1="17.51cm" svg:x2="3.159cm" svg:y2="18.118cm" draw:start-shape="id13" draw:start-glue-point="6" draw:end-shape="id23" draw:end-glue-point="4" svg:d="M3159 17510v608" svg:viewBox="0 0 1 6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6:30:21.819470892</meta:creation-date>
    <dc:date>2018-07-16T16:59:35.288958625</dc:date>
    <meta:editing-duration>PT17M50S</meta:editing-duration>
    <meta:editing-cycles>6</meta:editing-cycles>
    <meta:generator>LibreOffice/5.4.0.3$Linux_X86_64 LibreOffice_project/7556cbc6811c9d992f4064ab9287069087d7f62c</meta:generator>
    <meta:document-statistic meta:object-count="63"/>
  </office:meta>
</office:document-meta>
</file>